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5cm"/>
    </style:style>
    <style:style style:name="co3" style:family="table-column">
      <style:table-column-properties fo:break-before="auto" style:column-width="3.29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office:value-type="string">
            <text:p>Algoritmus</text:p>
          </table:table-cell>
          <table:table-cell office:value-type="string">
            <text:p>Data 2^n</text:p>
          </table:table-cell>
          <table:table-cell office:value-type="string">
            <text:p>Vlákna</text:p>
          </table:table-cell>
          <table:table-cell office:value-type="string">
            <text:p>Naměřený čas</text:p>
          </table:table-cell>
          <table:table-cell table:number-columns-repeated="5"/>
        </table:table-row>
        <table:table-row table:style-name="ro1">
          <table:table-cell office:value-type="string">
            <text:p>bitonic_m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492562">
            <text:p>0,004925620</text:p>
          </table:table-cell>
          <table:table-cell table:number-columns-repeated="5"/>
        </table:table-row>
        <table:table-row table:style-name="ro1">
          <table:table-cell office:value-type="string">
            <text:p>bitonic_m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496515">
            <text:p>0,004965150</text:p>
          </table:table-cell>
          <table:table-cell table:number-columns-repeated="5"/>
        </table:table-row>
        <table:table-row table:style-name="ro1">
          <table:table-cell office:value-type="string">
            <text:p>bitonic_m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002794">
            <text:p>0,000002794</text:p>
          </table:table-cell>
          <table:table-cell table:number-columns-repeated="5"/>
        </table:table-row>
        <table:table-row table:style-name="ro1">
          <table:table-cell office:value-type="string">
            <text:p>bitonic_ms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525927">
            <text:p>0,525927000</text:p>
          </table:table-cell>
          <table:table-cell table:number-columns-repeated="5"/>
        </table:table-row>
        <table:table-row table:style-name="ro1">
          <table:table-cell office:value-type="string">
            <text:p>bitonic_ms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53422">
            <text:p>0,534220000</text:p>
          </table:table-cell>
          <table:table-cell table:number-columns-repeated="5"/>
        </table:table-row>
        <table:table-row table:style-name="ro1">
          <table:table-cell office:value-type="string">
            <text:p>bitonic_ms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10.7478">
            <text:p>10,747800000</text:p>
          </table:table-cell>
          <table:table-cell table:number-columns-repeated="5"/>
        </table:table-row>
        <table:table-row table:style-name="ro1">
          <table:table-cell office:value-type="string">
            <text:p>bitonic_ms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10.8825">
            <text:p>10,882500000</text:p>
          </table:table-cell>
          <table:table-cell table:number-columns-repeated="5"/>
        </table:table-row>
        <table:table-row table:style-name="ro1">
          <table:table-cell office:value-type="string">
            <text:p>bitonic_ms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214.37">
            <text:p>214,370000000</text:p>
          </table:table-cell>
          <table:table-cell table:number-columns-repeated="2"/>
          <table:table-cell office:value-type="string">
            <text:p>Bitonic sort</text:p>
          </table:table-cell>
          <table:table-cell table:number-columns-repeated="2"/>
        </table:table-row>
        <table:table-row table:style-name="ro1">
          <table:table-cell office:value-type="string">
            <text:p>bitonic_ms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230.594">
            <text:p>230,594000000</text:p>
          </table:table-cell>
          <table:table-cell table:number-columns-repeated="2"/>
          <table:table-cell office:value-type="string">
            <text:p>Vlákna</text:p>
          </table:table-cell>
          <table:table-cell office:value-type="string">
            <text:p>Zrychlení</text:p>
          </table:table-cell>
          <table:table-cell office:value-type="string">
            <text:p>Čas</text:p>
          </table:table-cell>
        </table:table-row>
        <table:table-row table:style-name="ro1">
          <table:table-cell office:value-type="string">
            <text:p>bitonic_ms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940.951">
            <text:p>940,95100000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ce2" office:value-type="float" office:value="969.52">
            <text:p>969,520000000</text:p>
          </table:table-cell>
        </table:table-row>
        <table:table-row table:style-name="ro1">
          <table:table-cell office:value-type="string">
            <text:p>bitonic_ms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969.52">
            <text:p>969,52000000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$I$11]/[.I12]" office:value-type="float" office:value="39.681409264671">
            <text:p>39,68</text:p>
          </table:table-cell>
          <table:table-cell table:style-name="ce2" office:value-type="float" office:value="24.4326">
            <text:p>24,4326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58053">
            <text:p>0,000158053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$I$11]/[.I13]" office:value-type="float" office:value="59.1758882303753">
            <text:p>59,18</text:p>
          </table:table-cell>
          <table:table-cell table:style-name="ce2" office:value-type="float" office:value="16.3837">
            <text:p>16,3837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60986">
            <text:p>0,000160986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$I$11]/[.I14]" office:value-type="float" office:value="72.4311563345137">
            <text:p>72,43</text:p>
          </table:table-cell>
          <table:table-cell table:style-name="ce2" office:value-type="float" office:value="13.3854">
            <text:p>13,3854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049379">
            <text:p>0,000049379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[.$I$11]/[.I15]" office:value-type="float" office:value="73.2326703880232">
            <text:p>73,23</text:p>
          </table:table-cell>
          <table:table-cell table:style-name="ce2" office:value-type="float" office:value="13.2389">
            <text:p>13,2389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0429879">
            <text:p>0,000429879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[.$I$11]/[.I16]" office:value-type="float" office:value="61.185439491089">
            <text:p>61,19</text:p>
          </table:table-cell>
          <table:table-cell table:style-name="ce2" office:value-type="float" office:value="15.8456">
            <text:p>15,8456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315743">
            <text:p>0,00315743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0057481">
            <text:p>0,000057481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607745">
            <text:p>0,060774500</text:p>
          </table:table-cell>
          <table:table-cell table:number-columns-repeated="2"/>
          <table:table-cell office:value-type="string">
            <text:p>E-O Mergesort</text:p>
          </table:table-cell>
          <table:table-cell/>
          <table:table-cell table:style-name="ce2"/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306726">
            <text:p>0,306726000</text:p>
          </table:table-cell>
          <table:table-cell table:number-columns-repeated="2"/>
          <table:table-cell office:value-type="string">
            <text:p>Vlákna</text:p>
          </table:table-cell>
          <table:table-cell office:value-type="string">
            <text:p>Zrychlení</text:p>
          </table:table-cell>
          <table:table-cell office:value-type="string">
            <text:p>Čas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0004854">
            <text:p>0,00004854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ce2" office:value-type="float" office:value="709.92">
            <text:p>709,9200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125932">
            <text:p>0,00125932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$I$11]/[.I22]" office:value-type="float" office:value="2.8875731185742">
            <text:p>2,89</text:p>
          </table:table-cell>
          <table:table-cell table:style-name="ce2" office:value-type="float" office:value="335.756">
            <text:p>335,7560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126317">
            <text:p>0,00126317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$I$11]/[.I23]" office:value-type="float" office:value="3.09934977334774">
            <text:p>3,1</text:p>
          </table:table-cell>
          <table:table-cell table:style-name="ce2" office:value-type="float" office:value="312.814">
            <text:p>312,8140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058248">
            <text:p>0,000058248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$I$11]/[.I24]" office:value-type="float" office:value="2.74713037761992">
            <text:p>2,75</text:p>
          </table:table-cell>
          <table:table-cell table:style-name="ce2" office:value-type="float" office:value="352.921">
            <text:p>352,9210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23196">
            <text:p>0,002319600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[.$I$11]/[.I25]" office:value-type="float" office:value="2.3392648176521">
            <text:p>2,34</text:p>
          </table:table-cell>
          <table:table-cell table:style-name="ce2" office:value-type="float" office:value="414.455">
            <text:p>414,4550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242394">
            <text:p>0,002423940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[.$I$11]/[.I26]" office:value-type="float" office:value="2.01854230731595">
            <text:p>2,02</text:p>
          </table:table-cell>
          <table:table-cell table:style-name="ce2" office:value-type="float" office:value="480.307">
            <text:p>480,307000000</text:p>
          </table:table-cell>
        </table:table-row>
        <table:table-row table:style-name="ro1">
          <table:table-cell office:value-type="string">
            <text:p>bitonic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00484">
            <text:p>0,0000484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093025">
            <text:p>0,0093025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0931332">
            <text:p>0,00931332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0120569">
            <text:p>0,0120569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0157677">
            <text:p>0,0157677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103057">
            <text:p>0,103057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539144">
            <text:p>0,539144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0629984">
            <text:p>0,00629984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0658277">
            <text:p>0,00658277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0710875">
            <text:p>0,00710875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0765932">
            <text:p>0,00765932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0.199643">
            <text:p>0,199643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0.199883">
            <text:p>0,199883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0.122328">
            <text:p>0,122328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0.126552">
            <text:p>0,126552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0.151418">
            <text:p>0,151418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0.28897">
            <text:p>0,28897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0.100444">
            <text:p>0,100444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0.107197">
            <text:p>0,107197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0.0964973">
            <text:p>0,0964973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0.0985062">
            <text:p>0,0985062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4.92848">
            <text:p>4,92848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.10093">
            <text:p>5,10093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3.39588">
            <text:p>3,39588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3.72087">
            <text:p>3,72087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2.75372">
            <text:p>2,75372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3.02936">
            <text:p>3,02936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2.70858">
            <text:p>2,70858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2.71377">
            <text:p>2,71377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2.85285">
            <text:p>2,85285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2.86178">
            <text:p>2,86178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24.4326">
            <text:p>24,43260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24.4514">
            <text:p>24,45140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16.3837">
            <text:p>16,38370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16.4361">
            <text:p>16,43610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13.3854">
            <text:p>13,38540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14.4923">
            <text:p>14,49230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12.9123">
            <text:p>12,91230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13.2389">
            <text:p>13,23890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13.2223">
            <text:p>13,222300000</text:p>
          </table:table-cell>
          <table:table-cell table:number-columns-repeated="5"/>
        </table:table-row>
        <table:table-row table:style-name="ro1">
          <table:table-cell office:value-type="string">
            <text:p>bitonic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15.8456">
            <text:p>15,8456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4586">
            <text:p>0,000634586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4735">
            <text:p>0,000634735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635005">
            <text:p>0,000635005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001676">
            <text:p>0,000001676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403688">
            <text:p>0,000403688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40718">
            <text:p>0,00040718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409555">
            <text:p>0,000409555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653109">
            <text:p>0,00653109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048275">
            <text:p>0,00048275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237771">
            <text:p>0,00237771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563243">
            <text:p>0,00563243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739266">
            <text:p>0,00739266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0602515">
            <text:p>0,00602515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552886">
            <text:p>0,0552886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674241">
            <text:p>0,0674241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129319">
            <text:p>0,129319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825326">
            <text:p>0,000825326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831332">
            <text:p>0,000831332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832799">
            <text:p>0,000832799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0059435">
            <text:p>0,000059435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120436">
            <text:p>0,00120436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120687">
            <text:p>0,00120687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49449">
            <text:p>0,0049449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986759">
            <text:p>0,0986759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99481">
            <text:p>0,099481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100037">
            <text:p>0,100037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516943">
            <text:p>0,0516943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549735">
            <text:p>0,0549735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0550966">
            <text:p>0,0550966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0526495">
            <text:p>0,0526495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0965459">
            <text:p>0,0965459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135529">
            <text:p>0,135529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632542">
            <text:p>0,0632542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659058">
            <text:p>0,0659058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0663258">
            <text:p>0,0663258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713888">
            <text:p>0,0713888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73363">
            <text:p>0,073363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074487">
            <text:p>0,074487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3.56934">
            <text:p>3,56934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1.56475">
            <text:p>1,56475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1.58488">
            <text:p>1,58488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1.59576">
            <text:p>1,59576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1.43163">
            <text:p>1,43163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1.43339">
            <text:p>1,43339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1.44599">
            <text:p>1,44599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1.6512">
            <text:p>1,6512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1.69326">
            <text:p>1,69326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1.79102">
            <text:p>1,79102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1.84868">
            <text:p>1,84868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2.08987">
            <text:p>2,08987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2.13128">
            <text:p>2,13128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18.748">
            <text:p>118,7480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20.404">
            <text:p>120,4040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130.86">
            <text:p>130,8600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9.361">
            <text:p>59,3610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9.4136">
            <text:p>59,4136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59.4427">
            <text:p>59,4427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56.9329">
            <text:p>56,9329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57.1677">
            <text:p>57,1677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57.2618">
            <text:p>57,2618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66.1532">
            <text:p>66,1532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66.253">
            <text:p>66,2530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67.2765">
            <text:p>67,2765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78.2516">
            <text:p>78,2516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86.0367">
            <text:p>86,0367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86.3955">
            <text:p>86,3955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709.92">
            <text:p>709,9200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735.275">
            <text:p>735,2750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335.756">
            <text:p>335,7560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336.14">
            <text:p>336,1400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336.596">
            <text:p>336,5960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312.814">
            <text:p>312,8140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313.014">
            <text:p>313,0140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313.242">
            <text:p>313,2420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352.921">
            <text:p>352,9210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354.406">
            <text:p>354,4060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361.288">
            <text:p>361,2880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414.455">
            <text:p>414,4550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415.016">
            <text:p>415,0160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480.307">
            <text:p>480,307000000</text:p>
          </table:table-cell>
          <table:table-cell table:number-columns-repeated="5"/>
        </table:table-row>
        <table:table-row table:style-name="ro1">
          <table:table-cell office:value-type="string">
            <text:p>eomerge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481.036">
            <text:p>481,036000000</text:p>
          </table:table-cell>
          <table:table-cell table:number-columns-repeated="5"/>
        </table:table-row>
        <table:table-row table:style-name="ro1">
          <table:table-cell office:value-type="string">
            <text:p>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236067">
            <text:p>0,000236067</text:p>
          </table:table-cell>
          <table:table-cell table:number-columns-repeated="5"/>
        </table:table-row>
        <table:table-row table:style-name="ro1">
          <table:table-cell office:value-type="string">
            <text:p>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236629">
            <text:p>0,000236629</text:p>
          </table:table-cell>
          <table:table-cell table:number-columns-repeated="5"/>
        </table:table-row>
        <table:table-row table:style-name="ro1">
          <table:table-cell office:value-type="string">
            <text:p>mergesor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00195601">
            <text:p>0,000001956</text:p>
          </table:table-cell>
          <table:table-cell table:number-columns-repeated="5"/>
        </table:table-row>
        <table:table-row table:style-name="ro1">
          <table:table-cell office:value-type="string">
            <text:p>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227708">
            <text:p>0,022770800</text:p>
          </table:table-cell>
          <table:table-cell table:number-columns-repeated="5"/>
        </table:table-row>
        <table:table-row table:style-name="ro1">
          <table:table-cell office:value-type="string">
            <text:p>mergesort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2" office:value-type="float" office:value="0.0228065">
            <text:p>0,022806500</text:p>
          </table:table-cell>
          <table:table-cell table:number-columns-repeated="5"/>
        </table:table-row>
        <table:table-row table:style-name="ro1">
          <table:table-cell office:value-type="string">
            <text:p>mergesor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0.449648">
            <text:p>0,449648000</text:p>
          </table:table-cell>
          <table:table-cell table:number-columns-repeated="5"/>
        </table:table-row>
        <table:table-row table:style-name="ro1">
          <table:table-cell office:value-type="string">
            <text:p>mergesort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2" office:value-type="float" office:value="0.450177">
            <text:p>0,450177000</text:p>
          </table:table-cell>
          <table:table-cell table:number-columns-repeated="5"/>
        </table:table-row>
        <table:table-row table:style-name="ro1">
          <table:table-cell office:value-type="string">
            <text:p>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8.5455">
            <text:p>8,545500000</text:p>
          </table:table-cell>
          <table:table-cell table:number-columns-repeated="5"/>
        </table:table-row>
        <table:table-row table:style-name="ro1">
          <table:table-cell office:value-type="string">
            <text:p>mergesort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style-name="ce2" office:value-type="float" office:value="8.54772">
            <text:p>8,547720000</text:p>
          </table:table-cell>
          <table:table-cell table:number-columns-repeated="5"/>
        </table:table-row>
        <table:table-row table:style-name="ro1">
          <table:table-cell office:value-type="string">
            <text:p>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37.5559">
            <text:p>37,555900000</text:p>
          </table:table-cell>
          <table:table-cell table:number-columns-repeated="5"/>
        </table:table-row>
        <table:table-row table:style-name="ro1">
          <table:table-cell office:value-type="string">
            <text:p>mergesort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2" office:value-type="float" office:value="37.559">
            <text:p>37,559000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990251">
            <text:p>0,00990251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2" office:value-type="float" office:value="0.00363375">
            <text:p>0,00363375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2" office:value-type="float" office:value="0.0526146">
            <text:p>0,0526146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2" office:value-type="float" office:value="0.00224312">
            <text:p>0,00224312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table:style-name="ce2" office:value-type="float" office:value="0.00284579">
            <text:p>0,00284579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style-name="ce2" office:value-type="float" office:value="0.376618">
            <text:p>0,376618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style-name="ce2" office:value-type="float" office:value="0.204998">
            <text:p>0,204998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style-name="ce2" office:value-type="float" office:value="0.251678">
            <text:p>0,251678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table:number-columns-repeated="2" office:value-type="float" office:value="16">
            <text:p>16</text:p>
          </table:table-cell>
          <table:table-cell table:style-name="ce2" office:value-type="float" office:value="0.118">
            <text:p>0,118000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style-name="ce2" office:value-type="float" office:value="0.13011">
            <text:p>0,130110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" office:value-type="float" office:value="9.35511">
            <text:p>9,355110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style-name="ce2" office:value-type="float" office:value="4.71953">
            <text:p>4,719530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style-name="ce2" office:value-type="float" office:value="2.45205">
            <text:p>2,452050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2" office:value-type="float" office:value="2.30515">
            <text:p>2,305150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2" office:value-type="float" office:value="2.39185">
            <text:p>2,391850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style-name="ce2" office:value-type="float" office:value="218.866">
            <text:p>218,866000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style-name="ce2" office:value-type="float" office:value="109.682">
            <text:p>109,682000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style-name="ce2" office:value-type="float" office:value="55.2092">
            <text:p>55,209200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style-name="ce2" office:value-type="float" office:value="42.1241">
            <text:p>42,124100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style-name="ce2" office:value-type="float" office:value="39.5206">
            <text:p>39,520600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2" office:value-type="float" office:value="1097.6">
            <text:p>1097,600000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style-name="ce2" office:value-type="float" office:value="550.067">
            <text:p>550,067000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style-name="ce2" office:value-type="float" office:value="275.809">
            <text:p>275,809000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style-name="ce2" office:value-type="float" office:value="196.865">
            <text:p>196,865000000</text:p>
          </table:table-cell>
          <table:table-cell table:number-columns-repeated="5"/>
        </table:table-row>
        <table:table-row table:style-name="ro1">
          <table:table-cell office:value-type="string">
            <text:p>shearsort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style-name="ce2" office:value-type="float" office:value="189.86">
            <text:p>189,860000000</text:p>
          </table:table-cell>
          <table:table-cell table:number-columns-repeated="5"/>
        </table:table-row>
        <table:table-row table:style-name="ro1" table:number-rows-repeated="6535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60:Sheet1.D18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scientific-number number:decimal-places="5" number:min-integer-digits="1" number:min-exponent-digits="3"/>
    </number:number-style>
    <number:number-style style:name="N107">
      <number:scientific-number number:decimal-places="7" number:min-integer-digits="1" number:min-exponent-digits="3"/>
    </number:number-style>
    <number:number-style style:name="N108">
      <number:number number:decimal-places="9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0">10.04.2011</text:date>, <text:time>11:2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4-09T12:26:19</meta:creation-date>
    <dc:date>2011-04-10T11:25:08</dc:date>
    <meta:editing-duration>PT22H53M09S</meta:editing-duration>
    <meta:editing-cycles>4</meta:editing-cycles>
    <meta:generator>OpenOffice.org/3.1$Linux OpenOffice.org_project/310m19$Build-9420</meta:generator>
    <meta:document-statistic meta:table-count="3" meta:cell-count="780" meta:object-count="0"/>
  </office:meta>
</office:document-meta>
</file>